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4*"/>
    </style:style>
    <style:style style:name="Table1.D"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4.397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4.397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bb988" officeooo:paragraph-rsid="001bb988"/>
    </style:style>
    <style:style style:name="P2" style:family="paragraph" style:parent-style-name="Standard">
      <style:paragraph-properties fo:text-align="center" style:justify-single-word="false"/>
      <style:text-properties fo:font-size="20pt" officeooo:rsid="001bb988" officeooo:paragraph-rsid="001bb988" style:font-size-asian="20pt" style:font-size-complex="20pt"/>
    </style:style>
    <style:style style:name="P3" style:family="paragraph" style:parent-style-name="Standard">
      <style:paragraph-properties fo:text-align="start" style:justify-single-word="false"/>
      <style:text-properties fo:font-size="12pt" officeooo:rsid="001bb988" officeooo:paragraph-rsid="001bb988" style:font-size-asian="10.5pt" style:font-size-complex="12pt"/>
    </style:style>
    <style:style style:name="P4" style:family="paragraph" style:parent-style-name="Standard">
      <style:paragraph-properties fo:text-align="start" style:justify-single-word="false"/>
      <style:text-properties fo:font-size="12pt" officeooo:rsid="001d3ba6" officeooo:paragraph-rsid="001d3ba6" style:font-size-asian="10.5pt" style:font-size-complex="12pt"/>
    </style:style>
    <style:style style:name="P5" style:family="paragraph" style:parent-style-name="Standard">
      <style:paragraph-properties fo:text-align="start" style:justify-single-word="false"/>
      <style:text-properties fo:font-size="12pt" officeooo:rsid="001f4336" officeooo:paragraph-rsid="001f4336" style:font-size-asian="10.5pt" style:font-size-complex="12pt"/>
    </style:style>
    <style:style style:name="P6" style:family="paragraph" style:parent-style-name="Standard">
      <style:paragraph-properties fo:text-align="start" style:justify-single-word="false"/>
      <style:text-properties fo:font-size="12pt" officeooo:rsid="0020a301" officeooo:paragraph-rsid="0020a301" style:font-size-asian="10.5pt" style:font-size-complex="12pt"/>
    </style:style>
    <style:style style:name="P7" style:family="paragraph" style:parent-style-name="Standard">
      <style:paragraph-properties fo:text-align="start" style:justify-single-word="false"/>
      <style:text-properties fo:font-size="12pt" officeooo:rsid="00215890" officeooo:paragraph-rsid="00215890" style:font-size-asian="10.5pt" style:font-size-complex="12pt"/>
    </style:style>
    <style:style style:name="P8" style:family="paragraph" style:parent-style-name="Standard">
      <style:paragraph-properties fo:text-align="start" style:justify-single-word="false"/>
      <style:text-properties fo:font-size="12pt" officeooo:rsid="0022d5dd" officeooo:paragraph-rsid="0022d5dd" style:font-size-asian="10.5pt" style:font-size-complex="12pt"/>
    </style:style>
    <style:style style:name="P9" style:family="paragraph" style:parent-style-name="Standard">
      <style:paragraph-properties fo:text-align="start" style:justify-single-word="false"/>
      <style:text-properties fo:font-size="12pt" officeooo:rsid="0022d70c" officeooo:paragraph-rsid="0022d70c" style:font-size-asian="10.5pt" style:font-size-complex="12pt"/>
    </style:style>
    <style:style style:name="P10" style:family="paragraph" style:parent-style-name="Standard">
      <style:paragraph-properties fo:text-align="start" style:justify-single-word="false"/>
      <style:text-properties fo:font-size="12pt" officeooo:rsid="00239106" officeooo:paragraph-rsid="00239106" style:font-size-asian="10.5pt" style:font-size-complex="12pt"/>
    </style:style>
    <style:style style:name="P11" style:family="paragraph" style:parent-style-name="Standard">
      <style:paragraph-properties fo:text-align="start" style:justify-single-word="false"/>
      <style:text-properties fo:font-size="12pt" officeooo:rsid="00239106" officeooo:paragraph-rsid="0024788b" style:font-size-asian="10.5pt" style:font-size-complex="12pt"/>
    </style:style>
    <style:style style:name="P12" style:family="paragraph" style:parent-style-name="Text_20_body">
      <style:text-properties officeooo:rsid="00215890" officeooo:paragraph-rsid="00215890"/>
    </style:style>
    <style:style style:name="P13" style:family="paragraph" style:parent-style-name="Text_20_body">
      <style:text-properties officeooo:rsid="0021b8d8" officeooo:paragraph-rsid="0021b8d8"/>
    </style:style>
    <style:style style:name="P14" style:family="paragraph" style:parent-style-name="Text_20_body">
      <style:text-properties officeooo:rsid="0021b8d8" officeooo:paragraph-rsid="0022d5dd"/>
    </style:style>
    <style:style style:name="P15" style:family="paragraph" style:parent-style-name="Text_20_body">
      <style:text-properties officeooo:rsid="0022d5dd" officeooo:paragraph-rsid="0022d5dd"/>
    </style:style>
    <style:style style:name="P16" style:family="paragraph" style:parent-style-name="Table_20_Contents">
      <style:paragraph-properties fo:text-align="start" style:justify-single-word="false"/>
      <style:text-properties fo:font-size="12pt" style:font-size-asian="10.5pt" style:font-size-complex="12pt"/>
    </style:style>
    <style:style style:name="P17" style:family="paragraph" style:parent-style-name="Table_20_Contents">
      <style:paragraph-properties fo:text-align="start" style:justify-single-word="false"/>
      <style:text-properties fo:font-size="12pt" officeooo:paragraph-rsid="0037d9a3" style:font-size-asian="10.5pt" style:font-size-complex="12pt"/>
    </style:style>
    <style:style style:name="P18" style:family="paragraph" style:parent-style-name="Table_20_Contents">
      <style:paragraph-properties fo:text-align="start" style:justify-single-word="false"/>
      <style:text-properties fo:font-size="12pt" officeooo:paragraph-rsid="00397776" style:font-size-asian="10.5pt" style:font-size-complex="12pt"/>
    </style:style>
    <style:style style:name="P19" style:family="paragraph" style:parent-style-name="Table_20_Contents">
      <style:paragraph-properties fo:text-align="start" style:justify-single-word="false"/>
      <style:text-properties fo:font-size="12pt" officeooo:rsid="002c3b8a" officeooo:paragraph-rsid="002c3b8a" style:font-size-asian="10.5pt" style:font-size-complex="12pt"/>
    </style:style>
    <style:style style:name="P20" style:family="paragraph" style:parent-style-name="Table_20_Contents">
      <style:paragraph-properties fo:text-align="start" style:justify-single-word="false"/>
      <style:text-properties fo:font-size="12pt" officeooo:rsid="002da751" officeooo:paragraph-rsid="002da751" style:font-size-asian="10.5pt" style:font-size-complex="12pt"/>
    </style:style>
    <style:style style:name="P21" style:family="paragraph" style:parent-style-name="Table_20_Contents">
      <style:paragraph-properties fo:text-align="start" style:justify-single-word="false"/>
      <style:text-properties fo:font-size="12pt" officeooo:rsid="00311749" officeooo:paragraph-rsid="00311749" style:font-size-asian="10.5pt" style:font-size-complex="12pt"/>
    </style:style>
    <style:style style:name="P22" style:family="paragraph" style:parent-style-name="Table_20_Contents">
      <style:paragraph-properties fo:text-align="start" style:justify-single-word="false"/>
      <style:text-properties fo:font-size="12pt" officeooo:rsid="003151b5" officeooo:paragraph-rsid="003151b5" style:font-size-asian="10.5pt" style:font-size-complex="12pt"/>
    </style:style>
    <style:style style:name="P23" style:family="paragraph" style:parent-style-name="Table_20_Contents">
      <style:paragraph-properties fo:text-align="start" style:justify-single-word="false"/>
      <style:text-properties fo:font-size="12pt" officeooo:rsid="00333144" officeooo:paragraph-rsid="00333144" style:font-size-asian="10.5pt" style:font-size-complex="12pt"/>
    </style:style>
    <style:style style:name="P24" style:family="paragraph" style:parent-style-name="Table_20_Contents">
      <style:paragraph-properties fo:text-align="start" style:justify-single-word="false"/>
      <style:text-properties fo:font-size="12pt" officeooo:rsid="00347ce4" officeooo:paragraph-rsid="00347ce4" style:font-size-asian="10.5pt" style:font-size-complex="12pt"/>
    </style:style>
    <style:style style:name="P25" style:family="paragraph" style:parent-style-name="Table_20_Contents">
      <style:paragraph-properties fo:text-align="start" style:justify-single-word="false"/>
      <style:text-properties fo:font-size="12pt" officeooo:rsid="0034c00f" officeooo:paragraph-rsid="0034c00f" style:font-size-asian="10.5pt" style:font-size-complex="12pt"/>
    </style:style>
    <style:style style:name="P26" style:family="paragraph" style:parent-style-name="Table_20_Contents">
      <style:paragraph-properties fo:text-align="start" style:justify-single-word="false"/>
      <style:text-properties fo:font-size="12pt" officeooo:rsid="0035f1cb" officeooo:paragraph-rsid="0035f1cb" style:font-size-asian="10.5pt" style:font-size-complex="12pt"/>
    </style:style>
    <style:style style:name="P27" style:family="paragraph" style:parent-style-name="Table_20_Contents">
      <style:paragraph-properties fo:text-align="start" style:justify-single-word="false"/>
      <style:text-properties fo:font-size="12pt" officeooo:rsid="0035f1cb" officeooo:paragraph-rsid="0037d9a3" style:font-size-asian="10.5pt" style:font-size-complex="12pt"/>
    </style:style>
    <style:style style:name="P28" style:family="paragraph" style:parent-style-name="Table_20_Contents">
      <style:paragraph-properties fo:text-align="start" style:justify-single-word="false"/>
      <style:text-properties fo:font-size="12pt" officeooo:rsid="0035f1cb" officeooo:paragraph-rsid="00397776" style:font-size-asian="10.5pt" style:font-size-complex="12pt"/>
    </style:style>
    <style:style style:name="P29" style:family="paragraph" style:parent-style-name="Table_20_Contents">
      <style:paragraph-properties fo:text-align="start" style:justify-single-word="false"/>
      <style:text-properties fo:font-size="12pt" officeooo:rsid="0037d9a3" officeooo:paragraph-rsid="0037d9a3" style:font-size-asian="10.5pt" style:font-size-complex="12pt"/>
    </style:style>
    <style:style style:name="P30" style:family="paragraph" style:parent-style-name="Table_20_Contents">
      <style:paragraph-properties fo:text-align="start" style:justify-single-word="false"/>
      <style:text-properties fo:font-size="12pt" officeooo:rsid="0037d9a3" officeooo:paragraph-rsid="00397776" style:font-size-asian="10.5pt" style:font-size-complex="12pt"/>
    </style:style>
    <style:style style:name="P31" style:family="paragraph" style:parent-style-name="Table_20_Contents">
      <style:paragraph-properties fo:text-align="start" style:justify-single-word="false"/>
      <style:text-properties fo:font-size="12pt" officeooo:rsid="00397776" officeooo:paragraph-rsid="00397776" style:font-size-asian="10.5pt" style:font-size-complex="12pt"/>
    </style:style>
    <style:style style:name="P32" style:family="paragraph" style:parent-style-name="Table_20_Contents">
      <style:paragraph-properties fo:text-align="start" style:justify-single-word="false"/>
      <style:text-properties fo:font-size="12pt" officeooo:rsid="003a5377" officeooo:paragraph-rsid="003a5377" style:font-size-asian="10.5pt" style:font-size-complex="12pt"/>
    </style:style>
    <style:style style:name="P33" style:family="paragraph" style:parent-style-name="Standard" style:list-style-name="L1">
      <style:paragraph-properties fo:text-align="start" style:justify-single-word="false"/>
      <style:text-properties fo:font-size="12pt" officeooo:rsid="001f4336" officeooo:paragraph-rsid="001f4336" style:font-size-asian="10.5pt" style:font-size-complex="12pt"/>
    </style:style>
    <style:style style:name="P34" style:family="paragraph" style:parent-style-name="Standard" style:list-style-name="L2">
      <style:paragraph-properties fo:text-align="start" style:justify-single-word="false"/>
      <style:text-properties fo:font-size="12pt" officeooo:rsid="00239106" officeooo:paragraph-rsid="00239106" style:font-size-asian="10.5pt" style:font-size-complex="12pt"/>
    </style:style>
    <style:style style:name="P35" style:family="paragraph" style:parent-style-name="Standard" style:list-style-name="L3">
      <style:paragraph-properties fo:text-align="start" style:justify-single-word="false"/>
      <style:text-properties fo:font-size="12pt" officeooo:rsid="00239106" officeooo:paragraph-rsid="00239106" style:font-size-asian="10.5pt" style:font-size-complex="12pt"/>
    </style:style>
    <style:style style:name="P36" style:family="paragraph" style:parent-style-name="Standard">
      <style:paragraph-properties fo:text-align="start" style:justify-single-word="false"/>
      <style:text-properties fo:font-size="12pt" officeooo:rsid="00248a44" officeooo:paragraph-rsid="00248a44" style:font-size-asian="10.5pt" style:font-size-complex="12pt"/>
    </style:style>
    <style:style style:name="P37" style:family="paragraph" style:parent-style-name="Standard">
      <style:paragraph-properties fo:text-align="start" style:justify-single-word="false"/>
      <style:text-properties fo:font-size="12pt" officeooo:rsid="0026bcf1" officeooo:paragraph-rsid="0026bcf1" style:font-size-asian="10.5pt" style:font-size-complex="12pt"/>
    </style:style>
    <style:style style:name="P38" style:family="paragraph" style:parent-style-name="Standard">
      <style:paragraph-properties fo:text-align="start" style:justify-single-word="false"/>
      <style:text-properties fo:font-size="12pt" officeooo:rsid="002a274c" officeooo:paragraph-rsid="002a274c" style:font-size-asian="10.5pt" style:font-size-complex="12pt"/>
    </style:style>
    <style:style style:name="P39" style:family="paragraph" style:parent-style-name="Standard">
      <style:paragraph-properties fo:text-align="start" style:justify-single-word="false"/>
      <style:text-properties fo:font-size="12pt" officeooo:rsid="002c3b8a" officeooo:paragraph-rsid="002c3b8a" style:font-size-asian="10.5pt" style:font-size-complex="12pt"/>
    </style:style>
    <style:style style:name="P40" style:family="paragraph" style:parent-style-name="Standard">
      <style:paragraph-properties fo:text-align="start" style:justify-single-word="false"/>
      <style:text-properties fo:font-size="12pt" officeooo:rsid="002da751" officeooo:paragraph-rsid="002da751" style:font-size-asian="10.5pt" style:font-size-complex="12pt"/>
    </style:style>
    <style:style style:name="P41" style:family="paragraph" style:parent-style-name="Standard">
      <style:paragraph-properties fo:text-align="start" style:justify-single-word="false"/>
      <style:text-properties fo:font-size="12pt" officeooo:rsid="002f9268" officeooo:paragraph-rsid="002f9268" style:font-size-asian="10.5pt" style:font-size-complex="12pt"/>
    </style:style>
    <style:style style:name="P42" style:family="paragraph" style:parent-style-name="Standard">
      <style:paragraph-properties fo:text-align="start" style:justify-single-word="false"/>
      <style:text-properties fo:font-size="12pt" officeooo:rsid="00311749" officeooo:paragraph-rsid="00311749" style:font-size-asian="10.5pt" style:font-size-complex="12pt"/>
    </style:style>
    <style:style style:name="P43" style:family="paragraph" style:parent-style-name="Standard">
      <style:paragraph-properties fo:text-align="start" style:justify-single-word="false"/>
      <style:text-properties fo:font-size="12pt" officeooo:rsid="003151b5" officeooo:paragraph-rsid="003151b5" style:font-size-asian="10.5pt" style:font-size-complex="12pt"/>
    </style:style>
    <style:style style:name="P44" style:family="paragraph" style:parent-style-name="Standard">
      <style:paragraph-properties fo:text-align="start" style:justify-single-word="false"/>
      <style:text-properties fo:font-size="12pt" officeooo:rsid="0031cae8" officeooo:paragraph-rsid="0031cae8" style:font-size-asian="10.5pt" style:font-size-complex="12pt"/>
    </style:style>
    <style:style style:name="P45" style:family="paragraph" style:parent-style-name="Standard">
      <style:paragraph-properties fo:text-align="start" style:justify-single-word="false"/>
      <style:text-properties fo:font-size="12pt" officeooo:rsid="00333144" officeooo:paragraph-rsid="00333144" style:font-size-asian="10.5pt" style:font-size-complex="12pt"/>
    </style:style>
    <style:style style:name="P46" style:family="paragraph" style:parent-style-name="Standard">
      <style:paragraph-properties fo:text-align="start" style:justify-single-word="false"/>
      <style:text-properties fo:font-size="12pt" officeooo:rsid="0034c00f" officeooo:paragraph-rsid="0034c00f" style:font-size-asian="10.5pt" style:font-size-complex="12pt"/>
    </style:style>
    <style:style style:name="P47" style:family="paragraph" style:parent-style-name="Standard">
      <style:paragraph-properties fo:text-align="start" style:justify-single-word="false"/>
      <style:text-properties fo:font-size="12pt" officeooo:rsid="0034c00f" officeooo:paragraph-rsid="0035f1cb" style:font-size-asian="10.5pt" style:font-size-complex="12pt"/>
    </style:style>
    <style:style style:name="P48" style:family="paragraph" style:parent-style-name="Standard">
      <style:paragraph-properties fo:text-align="start" style:justify-single-word="false"/>
      <style:text-properties fo:font-size="12pt" officeooo:rsid="0035f1cb" officeooo:paragraph-rsid="0035f1cb" style:font-size-asian="10.5pt" style:font-size-complex="12pt"/>
    </style:style>
    <style:style style:name="P49" style:family="paragraph" style:parent-style-name="Standard">
      <style:paragraph-properties fo:text-align="start" style:justify-single-word="false"/>
      <style:text-properties fo:font-size="12pt" officeooo:rsid="0037d9a3" officeooo:paragraph-rsid="0037d9a3" style:font-size-asian="10.5pt" style:font-size-complex="12pt"/>
    </style:style>
    <style:style style:name="P50" style:family="paragraph" style:parent-style-name="Standard">
      <style:paragraph-properties fo:text-align="start" style:justify-single-word="false"/>
      <style:text-properties officeooo:paragraph-rsid="002c3b8a"/>
    </style:style>
    <style:style style:name="P51" style:family="paragraph" style:parent-style-name="Standard">
      <style:paragraph-properties fo:text-align="start" style:justify-single-word="false"/>
      <style:text-properties officeooo:paragraph-rsid="0031cae8"/>
    </style:style>
    <style:style style:name="P52" style:family="paragraph" style:parent-style-name="Standard">
      <style:paragraph-properties fo:text-align="start" style:justify-single-word="false"/>
      <style:text-properties officeooo:paragraph-rsid="0037d9a3"/>
    </style:style>
    <style:style style:name="P53" style:family="paragraph" style:parent-style-name="Standard">
      <style:paragraph-properties fo:text-align="start" style:justify-single-word="false"/>
      <style:text-properties officeooo:rsid="00333144" officeooo:paragraph-rsid="00333144"/>
    </style:style>
    <style:style style:name="P54" style:family="paragraph" style:parent-style-name="Standard">
      <style:text-properties officeooo:paragraph-rsid="0037d9a3"/>
    </style:style>
    <style:style style:name="P55" style:family="paragraph" style:parent-style-name="Standard">
      <style:text-properties officeooo:rsid="00397776" officeooo:paragraph-rsid="00397776"/>
    </style:style>
    <style:style style:name="P56" style:family="paragraph" style:parent-style-name="Standard">
      <style:text-properties officeooo:paragraph-rsid="00397776"/>
    </style:style>
    <style:style style:name="P57" style:family="paragraph" style:parent-style-name="Standard">
      <style:text-properties officeooo:rsid="003a5377" officeooo:paragraph-rsid="003a5377"/>
    </style:style>
    <style:style style:name="P58" style:family="paragraph" style:parent-style-name="Heading_20_1">
      <style:paragraph-properties fo:break-before="page"/>
    </style:style>
    <style:style style:name="T1" style:family="text">
      <style:text-properties officeooo:rsid="001ed8ee"/>
    </style:style>
    <style:style style:name="T2" style:family="text">
      <style:text-properties officeooo:rsid="001f4336"/>
    </style:style>
    <style:style style:name="T3" style:family="text">
      <style:text-properties officeooo:rsid="0020a301"/>
    </style:style>
    <style:style style:name="T4" style:family="text">
      <style:text-properties officeooo:rsid="00215890"/>
    </style:style>
    <style:style style:name="T5" style:family="text">
      <style:text-properties officeooo:rsid="0021b8d8"/>
    </style:style>
    <style:style style:name="T6" style:family="text">
      <style:text-properties officeooo:rsid="0022d5dd"/>
    </style:style>
    <style:style style:name="T7" style:family="text">
      <style:text-properties officeooo:rsid="0022d70c"/>
    </style:style>
    <style:style style:name="T8" style:family="text">
      <style:text-properties officeooo:rsid="00239106"/>
    </style:style>
    <style:style style:name="T9" style:family="text">
      <style:text-properties officeooo:rsid="0024788b"/>
    </style:style>
    <style:style style:name="T10" style:family="text">
      <style:text-properties officeooo:rsid="00284a9e"/>
    </style:style>
    <style:style style:name="T11" style:family="text">
      <style:text-properties officeooo:rsid="002c3b8a"/>
    </style:style>
    <style:style style:name="T12" style:family="text">
      <style:text-properties fo:font-size="12pt" officeooo:rsid="002c3b8a" style:font-size-asian="10.5pt" style:font-size-complex="12pt"/>
    </style:style>
    <style:style style:name="T13" style:family="text">
      <style:text-properties fo:font-size="12pt" officeooo:rsid="0031cae8" style:font-size-asian="10.5pt" style:font-size-complex="12pt"/>
    </style:style>
    <style:style style:name="T14" style:family="text">
      <style:text-properties fo:font-size="12pt" officeooo:rsid="0037d9a3" style:font-size-asian="10.5pt" style:font-size-complex="12pt"/>
    </style:style>
    <style:style style:name="T15" style:family="text">
      <style:text-properties officeooo:rsid="003151b5"/>
    </style:style>
    <style:style style:name="T16" style:family="text">
      <style:text-properties officeooo:rsid="0031cae8"/>
    </style:style>
    <style:style style:name="T17" style:family="text">
      <style:text-properties officeooo:rsid="0035f1cb"/>
    </style:style>
    <style:style style:name="T18" style:family="text">
      <style:text-properties officeooo:rsid="00397776"/>
    </style:style>
    <style:style style:name="T19" style:family="text">
      <style:text-properties officeooo:rsid="003a53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2">ECE1779</text:p>
      <text:p text:style-name="P2"/>
      <text:p text:style-name="P2">Assignment 3 final project report </text:p>
      <text:p text:style-name="P2"/>
      <text:p text:style-name="P2"/>
      <text:p text:style-name="P2">Evgenii Krasnikov</text:p>
      <text:p text:style-name="P2">998070135</text:p>
      <text:p text:style-name="P2"/>
      <text:p text:style-name="P2"/>
      <text:h text:style-name="P58" text:outline-level="1">Description of application</text:h>
      <text:p text:style-name="P4">This purpose of this application is to provide language learner access to audio file transcription and translation all in one package. The application also syncs the translated and transcribed text with the audio so that language learners can easily follow what is being said. This service can easily be upgraded to generate subtitles for any audio track. </text:p>
      <text:p text:style-name="P3"/>
      <text:h text:style-name="Heading_20_1" text:outline-level="1">How to use application</text:h>
      <text:p text:style-name="P4">To use the application, the user first has to login (or register if he/she doesn’t have an account). Once user is logged it, they <text:span text:style-name="T1">will be taken to a page where they can see a list all audio files that were uploaded and can upload new files for transcription and translation. To upload an audio file, they have to provide a file with mp3 extension, select the source and target languages and click upload. The processing of audio file may take up to 5 minutes (depending on the audio length). Once it is done processing, users are able to click on the link to play back their file. The users will be able to play back the audio file and see the text synced with the audio.</text:span></text:p>
      <text:p text:style-name="P3"/>
      <text:h text:style-name="Heading_20_1" text:outline-level="1">Architecture of the application </text:h>
      <text:p text:style-name="P6">TODO insert diagram</text:p>
      <text:h text:style-name="Heading_20_2" text:outline-level="2"><text:span text:style-name="T2">L</text:span>ogin and registration of users</text:h>
      <text:p text:style-name="P5"/>
      <text:p text:style-name="P5">Login and registration capabilities were borrowed from assignments 1 and 2. The only difference is that mySQL tables (that stores users credentials) were replaced with dynamodb tables. </text:p>
      <text:p text:style-name="P3"/>
      <text:p text:style-name="P3">Whenever a user visits the website, he is presented with the login form. Even if unauthenticated user tries to access the part of the website for logged in users, he will be redirected to the login page. This is done by creating a login_required decorator and using it on those parts of the website that require login.</text:p>
      <text:p text:style-name="P3"/>
      <text:p text:style-name="P3">Whenever login or registration forms are provided with invalid data, the user is redirected back to the original form with a message hinting what exactly went wrong.</text:p>
      <text:p text:style-name="P3"/>
      <text:p text:style-name="P3">Valid username must contain 6 - 100 symbols all of which must be alphanumeric characters, while valid password must contain 6 - 100 symbols all of which must be alphanumeric or _ * &amp; ^ % $ # @ ! - + =.</text:p>
      <text:p text:style-name="P3"/>
      <text:p text:style-name="P3">When valid password and login name are provided upon registration, a new <text:span text:style-name="T2">item</text:span> will be added to the users table with login name from the html form, random salt and hashed password. Hashed password is created by concatenating salt and plaintext login name and applying SHA-256 cryptographic hash function.</text:p>
      <text:p text:style-name="P3"/>
      <text:p text:style-name="P3">Once user provides a valid login and password that matches the one in the database, a key “auth” will be added to the session object associated with that user. Once the user is logged in, he will always be redirected to “<text:span text:style-name="T2">dashboard</text:span>” page from login or registration pages, until he is logged out.</text:p>
      <text:p text:style-name="P3"/>
      <text:h text:style-name="Heading_20_2" text:outline-level="2"><text:soft-page-break/>S3 file storage</text:h>
      <text:p text:style-name="P5">Application uses 3 different buckets to store all necessary data:</text:p>
      <text:list xml:id="list740776051" text:style-name="L1">
        <text:list-item>
          <text:p text:style-name="P33">mp3 files</text:p>
        </text:list-item>
        <text:list-item>
          <text:p text:style-name="P33">transcription files</text:p>
        </text:list-item>
        <text:list-item>
          <text:p text:style-name="P33">translation files</text:p>
        </text:list-item>
      </text:list>
      <text:p text:style-name="P5"/>
      <text:h text:style-name="Heading_20_3" text:outline-level="3">mp3 file storage</text:h>
      <text:p text:style-name="P5">All mp3 files are stored in a bucket that is further partitioned using folders. There exists one folder per user (named with the name of the user) and stores all files uploaded by a given user. Since usernames must be unique, there is no name collision. </text:p>
      <text:p text:style-name="P5"/>
      <text:h text:style-name="Heading_20_3" text:outline-level="3">Transcription file storage </text:h>
      <text:p text:style-name="P5">All transcription files are generated by AWS Transcribe service and stored in a single bucket. <text:span text:style-name="T3">There is no subdivision into folders in that bucket, since AWS transcribe can only take bucket name as an output argument. Transcription files are stored as json files.</text:span></text:p>
      <text:p text:style-name="P5"/>
      <text:h text:style-name="Heading_20_3" text:outline-level="3">Translation file storage</text:h>
      <text:p text:style-name="P6">Translation files are stored as text files with custom extension. The base name will be the name of the file and the extension represents the language of the text that is contained inside. For example, if user uploaded file named <text:span text:style-name="T4">sample.mp3 and indicated that source language is english and target language is french, then 2 translation files will be created named sample.en and sample.fr. </text:span></text:p>
      <text:p text:style-name="P7">Additionally to sync the audio with text, a text file with timing information is stored with extension .time. <text:s text:c="2"/></text:p>
      <text:p text:style-name="P3"/>
      <text:h text:style-name="Heading_20_2" text:outline-level="2">Uploading files to S3</text:h>
      <text:p text:style-name="P7">Entire Flask application is hosted as Lambda function that has a limitation on the request size that it can receive (which is currently set at 6Mb). The audio files that users of the application might want to translate can easily be larger than that. For example, 1 hour podcast can occupy around 50Mb of space, depending on bitrate and number of channels. Therefore, it is impossible upload requests to be redirected through AWS Lambda. </text:p>
      <text:p text:style-name="P7">It was decided to let users upload to designated S3 bucket directly using signed URL. When user navigates to file upload form, web app generates the presigned url and pre-populates all the form fields. <text:s/>When user hits the upload button, mp3 file will be automatically uploaded to a designated location in S3 bucket. </text:p>
      <text:p text:style-name="P7">All error checking is done on the browser side with javascript code (but this is not ideal). The error checking involves verifying that file has an mp3 extension and that source and destination languages are set. <text:s text:c="2"/></text:p>
      <text:p text:style-name="P3"/>
      <text:h text:style-name="Heading_20_2" text:outline-level="2">Lambda functions</text:h>
      <text:p text:style-name="P12"><text:span text:style-name="T5">There are 2 </text:span>Lambda functions that are not part of the web app, <text:span text:style-name="T5">but they</text:span> do <text:span text:style-name="T5">a </text:span>majority of work to transcribe and translate the uploaded file<text:span text:style-name="T5">s</text:span></text:p>
      <text:h text:style-name="Heading_20_3" text:outline-level="3"><text:soft-page-break/>Trans<text:span text:style-name="T5">cribe</text:span> lambda function</text:h>
      <text:p text:style-name="P13">This function is triggered by a dynamodb event. More specifically, it reacts to INSERT events that add new items to the “files” database. This functions simply takes all the necessary information from the event that it receives and launches AWS Transcribe service. It uses boto3 library to launch an asynchronous transcription job that outputs the transcription result in json format to an appropriate S3 bucket. </text:p>
      <text:p text:style-name="P13"/>
      <text:h text:style-name="Heading_20_3" text:outline-level="3">Translate lambda function</text:h>
      <text:p text:style-name="P13">This is the most computationally heavy function. This function is triggered on a S3 put event that occurs when AWS Transcribe uploads the result to a bucket. <text:span text:style-name="T6">Firstly, the function downloads and parses the transcription result, the results looks as follows:</text:span></text:p>
      <text:p text:style-name="P14">{</text:p>
      <text:p text:style-name="P14"><text:tab/>"jobName":"test",</text:p>
      <text:p text:style-name="P14"><text:tab/>"accountId":"158238500440",</text:p>
      <text:p text:style-name="P14"><text:tab/>"results":</text:p>
      <text:p text:style-name="P14"><text:tab/><text:tab/>{"transcripts":</text:p>
      <text:p text:style-name="P14"><text:tab/><text:tab/><text:tab/>[{"transcript":"<text:span text:style-name="T6">&lt;transcribed text goes here&gt;</text:span>"}],</text:p>
      <text:p text:style-name="P14"><text:tab/><text:tab/><text:tab/>"items":[</text:p>
      <text:p text:style-name="P14"><text:tab/><text:tab/><text:tab/><text:tab/>{"start_time":"1.85","end_time":"2.18","alternatives":<text:tab/><text:tab/><text:tab/><text:tab/><text:tab/><text:tab/><text:tab/><text:tab/><text:tab/><text:tab/><text:tab/>[{"confidence":"1.0","content":"Barack"}],"type":"pronunciation"},<text:tab/><text:tab/><text:tab/><text:tab/><text:tab/><text:tab/><text:tab/><text:tab/>{"start_time":"2.18","end_time":"2.62","alternatives":<text:tab/><text:tab/><text:tab/><text:tab/><text:tab/><text:tab/><text:tab/><text:tab/><text:tab/><text:tab/><text:tab/>[{"confidence":"0.5948","content":"Obama"}],"type":"pronunciation"},</text:p>
      <text:p text:style-name="P14">....</text:p>
      <text:p text:style-name="P15">}</text:p>
      <text:p text:style-name="P8">Trascription result produces the recognized text, but also gives timing information about when that text is spoken.</text:p>
      <text:p text:style-name="P8">Lambda function uses this information to exract the text, but also get the timing information that will be used by the app to sync text with audio. Text is saved in S3 bucket in a file with language dependent extension (as described in prev section). </text:p>
      <text:p text:style-name="P8">Timing information is extracted the following way: text is split into sentences <text:span text:style-name="T7">and then timing information for each sentence is saved as &lt;start time of first word&gt;-&lt;end time of last word&gt;. The timing file contains a comma separated sequence of such format for every sentence. </text:span></text:p>
      <text:p text:style-name="P8"/>
      <text:p text:style-name="P9">Then function uses the extracted text to translate it into the target language specified by thhe user. All this information is retrieved from the “files” database.</text:p>
      <text:p text:style-name="P9"><text:soft-page-break/>Translation job is synchronous and almost real time (takes less than 1 second) and once it is complete lambda function saves 3 files to S3 buckets: text in source language, text in target language and timings file. </text:p>
      <text:p text:style-name="P9">To let the app know that transcription and translation jobs are done, it adds an “available” attribute to the database entry for a corresponding audio file. </text:p>
      <text:p text:style-name="P9"/>
      <text:h text:style-name="Heading_20_2" text:outline-level="2">Dynamodb databases</text:h>
      <text:p text:style-name="P9">This application requires 2 dynomodb databases: files and users.</text:p>
      <text:p text:style-name="P9">Each entry in the users database contains 3 attributes: username, salt and hashed password. Username is set to be the primary key. </text:p>
      <text:p text:style-name="P9"/>
      <text:p text:style-name="P9">Each entry in the files database has N attributes: filename, username, source language, destination language and status. Username is set to be the partition key and filename as the sort key which together comprise the primary key. The reason to set username as partition key is because we want all files of any given user to reside on 1 machine <text:span text:style-name="T8">for faster lookup. This table is mostly used to query all files belonging to a given user. </text:span></text:p>
      <text:p text:style-name="P9"/>
      <text:h text:style-name="Heading_20_2" text:outline-level="2">Web application</text:h>
      <text:p text:style-name="P10">Web application has 4 main functions:</text:p>
      <text:list xml:id="list3262180750" text:style-name="L2">
        <text:list-item>
          <text:p text:style-name="P34">login and register users</text:p>
        </text:list-item>
        <text:list-item>
          <text:p text:style-name="P34">list all files uploaded by a given user</text:p>
        </text:list-item>
        <text:list-item>
          <text:p text:style-name="P34">generate presigned URLs for uploading mp3 files</text:p>
        </text:list-item>
        <text:list-item>
          <text:p text:style-name="P34">provide synced playback of audio and transcribed + translated text</text:p>
        </text:list-item>
      </text:list>
      <text:p text:style-name="P10"/>
      <text:p text:style-name="P10">Listing all files is achieved by querying the “files” data base. Generating presigned URL is done using boto3 function and using jinja templating capabilities to populate the forms.</text:p>
      <text:p text:style-name="P10">Finally, synced playback is achieved the following way:</text:p>
      <text:list xml:id="list1990122875" text:style-name="L3">
        <text:list-item>
          <text:p text:style-name="P35">timings, source language and destination language files are downloaded from S3</text:p>
        </text:list-item>
        <text:list-item>
          <text:p text:style-name="P35">language files are split at the anchor points </text:p>
        </text:list-item>
        <text:list-item>
          <text:p text:style-name="P35">a json object is constructed having the following format:</text:p>
          <text:list>
            <text:list-item>
              <text:p text:style-name="P35">[{“start_time”: &lt; &gt;, “end_time”: &lt; &gt;, “src_text”: &lt; &gt;, “dst_text”:&lt; &gt;}, ...]</text:p>
            </text:list-item>
          </text:list>
        </text:list-item>
      </text:list>
      <text:p text:style-name="P11">The above mentioned json object is embedded into the html page with a javascript. </text:p>
      <text:p text:style-name="P11"><text:span text:style-name="T9">The html page contains 3 major components: areas where synced source and destination texts are displayed and an audio player. </text:span>There is a <text:span text:style-name="T9">javascript function that is bound to “timeupdate” event of the audio player. That function receives the current playback time and populates the areas for synced text with the date taken from the above mentioned json object. </text:span><text:s/></text:p>
      <text:p text:style-name="P8"/>
      <text:h text:style-name="Heading_20_1" text:outline-level="1">Costs</text:h>
      <text:p text:style-name="P36">Lets assume that an average user will use this service to transcribe and translate podcasts. Lets also assume that the average podcast is 45 minutes in length (similar to the average lecture time) and has 4 episodes a month. This mean that average user will require transcription and translation for 180 minutes of audio. </text:p>
      <text:p text:style-name="P38"/>
      <text:p text:style-name="P38"/>
      <text:p text:style-name="P38"><text:soft-page-break/>AWS lambda costs</text:p>
      <text:p text:style-name="P37">For Flask app running on Aws lambda, it can be seen in the monitoring window that memory usage does not exceed 100Mb per invocation. All requests sent to Flask app use less than 100ms of processing time, except the page that plays back and syncs audio with text. That processing can take up to 500ms (depending on the length of the audio and the amount of text). </text:p>
      <text:p text:style-name="P37">Thus, lets assume that the average user uses generates at most 100 requests while logging in / navigating the app and 10 requests for the page that syncs audio with text in one sitting. Since we assumed previously that podcasts are weekly, this user behaviour will happen 4 times a month. Thus our hypothetical user will generate 400 requests that take less than 100ms to execute and an<text:span text:style-name="T10">o</text:span>ther 40 that take up to 500ms to execute <text:span text:style-name="T10">per month.</text:span></text:p>
      <text:p text:style-name="P36"/>
      <text:p text:style-name="P38">Total compute time per user (in seconds) = 0.1s * 400 + 0.5s * 40 = 60s</text:p>
      <text:p text:style-name="P38">Total compute per user (Gb-s) = 60s* 128Mb/1024 = <text:s/>7.5 Gb-s</text:p>
      <text:p text:style-name="P38"/>
      <text:p text:style-name="P38">Total number of requests per user per month = 440</text:p>
      <text:p text:style-name="P38"/>
      <text:p text:style-name="P41">Assumes free usage tier!!! (maybe shouldn’t)</text:p>
      <text:p text:style-name="P39">To calculate the total cost per month use the following formula:</text:p>
      <text:p text:style-name="P50"><text:span text:style-name="T12">Total compute charges = max(0, total compute per user * number of users - 400,000) * </text:span>0.0000166<text:span text:style-name="T11">7 </text:span></text:p>
      <text:p text:style-name="P50"><text:span text:style-name="T11">Total request charges = max(0, requests per user/1,000,000 * number of users – 1) * 0.2</text:span></text:p>
      <text:p text:style-name="P38"/>
      <table:table table:name="Table1" table:style-name="Table1">
        <table:table-column table:style-name="Table1.A" table:number-columns-repeated="3"/>
        <table:table-column table:style-name="Table1.D"/>
        <table:table-row>
          <table:table-cell table:style-name="Table1.A1" office:value-type="string">
            <text:p text:style-name="P16"/>
          </table:table-cell>
          <table:table-cell table:style-name="Table1.A1" office:value-type="string">
            <text:p text:style-name="P19">10 users</text:p>
          </table:table-cell>
          <table:table-cell table:style-name="Table1.A1" office:value-type="string">
            <text:p text:style-name="P19">1,000 users</text:p>
          </table:table-cell>
          <table:table-cell table:style-name="Table1.D1" office:value-type="string">
            <text:p text:style-name="P19">1,000,000 users</text:p>
          </table:table-cell>
        </table:table-row>
        <table:table-row>
          <table:table-cell table:style-name="Table1.A2" office:value-type="string">
            <text:p text:style-name="P19">Cost for 1 month</text:p>
          </table:table-cell>
          <table:table-cell table:style-name="Table1.A2" office:value-type="string">
            <text:p text:style-name="P20">0</text:p>
          </table:table-cell>
          <table:table-cell table:style-name="Table1.A2" office:value-type="string">
            <text:p text:style-name="P20">0</text:p>
          </table:table-cell>
          <table:table-cell table:style-name="Table1.D2" office:value-type="string">
            <text:p text:style-name="P20">206.157</text:p>
          </table:table-cell>
        </table:table-row>
        <table:table-row>
          <table:table-cell table:style-name="Table1.A2" office:value-type="string">
            <text:p text:style-name="P19">Cost for 6 months</text:p>
          </table:table-cell>
          <table:table-cell table:style-name="Table1.A2" office:value-type="string">
            <text:p text:style-name="P20">0</text:p>
          </table:table-cell>
          <table:table-cell table:style-name="Table1.A2" office:value-type="string">
            <text:p text:style-name="P20">0</text:p>
          </table:table-cell>
          <table:table-cell table:style-name="Table1.D2" office:value-type="string">
            <text:p text:style-name="P20">1236.942</text:p>
          </table:table-cell>
        </table:table-row>
      </table:table>
      <text:p text:style-name="P38"/>
      <text:p text:style-name="P40">S3 costs</text:p>
      <text:p text:style-name="P42">Given the assumptions that user uploads roughly 180 minutes of audio and every 45 minute episode has a file of size 50Mb. Every user will upload about 200Mb of data to S3 bucket. Lets also assume that those mp3 files will not be stored there for more than 1 month. </text:p>
      <text:p text:style-name="P42"><text:s/></text:p>
      <text:p text:style-name="P43">Need to do 1 POST request to upload the file, 1 POST request to put transcription output into bucket, and 3 POST requests to upload language files and timing file. <text:span text:style-name="T16">Assuming 4 podcasts per month, we are looking at 20 POST requests per month. </text:span></text:p>
      <text:p text:style-name="P44">Need to do 1 GET request to retrieve transcription data, every time audio-text sync page is loaded we do 4 GET requests (audio file, timings file and 2 language files). We previously assumed that this page might be loaded up to 40 times a month, so in total we have 164 GET requests per month.</text:p>
      <text:p text:style-name="P42"/>
      <text:p text:style-name="P45">For simplicity we only assume data transfer of mp3 files when they are played back. Text files have a negligible size compared to an mp3 file. A single user will transfer out 40 * 50 = 2000 Mb of data per month </text:p>
      <text:p text:style-name="P42"/>
      <text:p text:style-name="P42">Assuming S3 standard storage fees apply.</text:p>
      <text:p text:style-name="P42">Storage cost per month = <text:span text:style-name="T15">0.023 $/Gb * 200/1024 * number of users (for first 50TB)</text:span></text:p>
      <text:p text:style-name="P51"><text:span text:style-name="T13">Requests per month = (20 * number of users)/1000 * </text:span>0.005 <text:span text:style-name="T16">+ (164 * number of users)/1000*</text:span>0.0004</text:p>
      <text:p text:style-name="P53">Data transfer costs = formula is complicated since costs are tiered...</text:p>
      <text:p text:style-name="P42"/>
      <table:table table:name="Table2" table:style-name="Table2">
        <table:table-column table:style-name="Table2.A" table:number-columns-repeated="4"/>
        <table:table-row>
          <table:table-cell table:style-name="Table2.A1" office:value-type="string">
            <text:p text:style-name="P16"/>
          </table:table-cell>
          <table:table-cell table:style-name="Table2.A1" office:value-type="string">
            <text:p text:style-name="P21">10 users</text:p>
          </table:table-cell>
          <table:table-cell table:style-name="Table2.A1" office:value-type="string">
            <text:p text:style-name="P21">1000 users</text:p>
          </table:table-cell>
          <table:table-cell table:style-name="Table2.D1" office:value-type="string">
            <text:p text:style-name="P21">1000000 users</text:p>
          </table:table-cell>
        </table:table-row>
        <text:soft-page-break/>
        <table:table-row>
          <table:table-cell table:style-name="Table2.A2" office:value-type="string">
            <text:p text:style-name="P21">Storage cost per month</text:p>
          </table:table-cell>
          <table:table-cell table:style-name="Table2.A2" office:value-type="string">
            <text:p text:style-name="P22">0.045</text:p>
          </table:table-cell>
          <table:table-cell table:style-name="Table2.A2" office:value-type="string">
            <text:p text:style-name="P22">4.5</text:p>
          </table:table-cell>
          <table:table-cell table:style-name="Table2.D2" office:value-type="string">
            <text:p text:style-name="P22">4331.5</text:p>
          </table:table-cell>
        </table:table-row>
        <table:table-row>
          <table:table-cell table:style-name="Table2.A2" office:value-type="string">
            <text:p text:style-name="P23">Cost of requests per month</text:p>
          </table:table-cell>
          <table:table-cell table:style-name="Table2.A2" office:value-type="string">
            <text:p text:style-name="P25">0.0014</text:p>
          </table:table-cell>
          <table:table-cell table:style-name="Table2.A2" office:value-type="string">
            <text:p text:style-name="P24">0.1656</text:p>
          </table:table-cell>
          <table:table-cell table:style-name="Table2.D2" office:value-type="string">
            <text:p text:style-name="P25">165.6</text:p>
          </table:table-cell>
        </table:table-row>
        <table:table-row>
          <table:table-cell table:style-name="Table2.A2" office:value-type="string">
            <text:p text:style-name="P24">Cost of data transfer per month</text:p>
          </table:table-cell>
          <table:table-cell table:style-name="Table2.A2" office:value-type="string">
            <text:p text:style-name="P25">1.71</text:p>
          </table:table-cell>
          <table:table-cell table:style-name="Table2.A2" office:value-type="string">
            <text:p text:style-name="P24">179.91</text:p>
          </table:table-cell>
          <table:table-cell table:style-name="Table2.D2" office:value-type="string">
            <text:p text:style-name="P25">103891</text:p>
          </table:table-cell>
        </table:table-row>
        <table:table-row>
          <table:table-cell table:style-name="Table2.A2" office:value-type="string">
            <text:p text:style-name="P24">Total cost over 6 month</text:p>
          </table:table-cell>
          <table:table-cell table:style-name="Table2.A2" office:value-type="string">
            <text:p text:style-name="P25">10.26</text:p>
          </table:table-cell>
          <table:table-cell table:style-name="Table2.A2" office:value-type="string">
            <text:p text:style-name="P25">1107</text:p>
          </table:table-cell>
          <table:table-cell table:style-name="Table2.D2" office:value-type="string">
            <text:p text:style-name="P25">651288</text:p>
          </table:table-cell>
        </table:table-row>
      </table:table>
      <text:p text:style-name="P42"/>
      <text:p text:style-name="P46">Dynamodb costs</text:p>
      <text:p text:style-name="P46">Need to calculate how the number of write and read requests. </text:p>
      <text:p text:style-name="P47">When new file is uploaded 1 write request is generated <text:span text:style-name="T17">when file is uploaded and another write request is issued to indicate that transcription and trnslation are done. Assuming 4 files uploaded per month, we only have 8 write requests per month. </text:span></text:p>
      <text:p text:style-name="P47"><text:span text:style-name="T17">Read requests are generated when user visits the main page and the audio sync page. <text:s/>As we assumed before this may happen about 40 times a month, so there will be a total of 80 read requests. </text:span></text:p>
      <text:p text:style-name="P48">Lets assume that we require strongly consistent read and our requests are never larger than 1Kb. </text:p>
      <text:p text:style-name="P48"/>
      <text:p text:style-name="P48">Read requests cost = (80 * number of users)/ 1000000 * 0.25</text:p>
      <text:p text:style-name="P48">Write <text:s/>requests cost = (8 * number of users)/ 1000000 * 1.25</text:p>
      <table:table table:name="Table3" table:style-name="Table3">
        <table:table-column table:style-name="Table3.A" table:number-columns-repeated="4"/>
        <table:table-row>
          <table:table-cell table:style-name="Table3.A1" office:value-type="string">
            <text:p text:style-name="P16"/>
          </table:table-cell>
          <table:table-cell table:style-name="Table3.A1" office:value-type="string">
            <text:p text:style-name="P26">10 users</text:p>
          </table:table-cell>
          <table:table-cell table:style-name="Table3.A1" office:value-type="string">
            <text:p text:style-name="P26">1000 users</text:p>
          </table:table-cell>
          <table:table-cell table:style-name="Table3.D1" office:value-type="string">
            <text:p text:style-name="P26">1000000 users</text:p>
          </table:table-cell>
        </table:table-row>
        <table:table-row>
          <table:table-cell table:style-name="Table3.A2" office:value-type="string">
            <text:p text:style-name="P29">Read requests cost per month</text:p>
          </table:table-cell>
          <table:table-cell table:style-name="Table3.A2" office:value-type="string">
            <text:p text:style-name="P29">0.0002</text:p>
          </table:table-cell>
          <table:table-cell table:style-name="Table3.A2" office:value-type="string">
            <text:p text:style-name="P29">0.02</text:p>
          </table:table-cell>
          <table:table-cell table:style-name="Table3.D2" office:value-type="string">
            <text:p text:style-name="P29">20</text:p>
          </table:table-cell>
        </table:table-row>
        <table:table-row>
          <table:table-cell table:style-name="Table3.A2" office:value-type="string">
            <text:p text:style-name="P29">Write request cost per month</text:p>
          </table:table-cell>
          <table:table-cell table:style-name="Table3.A2" office:value-type="string">
            <text:p text:style-name="P29">0.0001</text:p>
          </table:table-cell>
          <table:table-cell table:style-name="Table3.A2" office:value-type="string">
            <text:p text:style-name="P29">0.01</text:p>
          </table:table-cell>
          <table:table-cell table:style-name="Table3.D2" office:value-type="string">
            <text:p text:style-name="P29">10</text:p>
          </table:table-cell>
        </table:table-row>
        <table:table-row>
          <table:table-cell table:style-name="Table3.A2" office:value-type="string">
            <text:p text:style-name="P29">Total cost per month</text:p>
          </table:table-cell>
          <table:table-cell table:style-name="Table3.A2" office:value-type="string">
            <text:p text:style-name="P29">0.0003</text:p>
          </table:table-cell>
          <table:table-cell table:style-name="Table3.A2" office:value-type="string">
            <text:p text:style-name="P29">0.03</text:p>
          </table:table-cell>
          <table:table-cell table:style-name="Table3.D2" office:value-type="string">
            <text:p text:style-name="P29">30</text:p>
          </table:table-cell>
        </table:table-row>
        <table:table-row>
          <table:table-cell table:style-name="Table3.A2" office:value-type="string">
            <text:p text:style-name="P29">Total cost for 6 month</text:p>
          </table:table-cell>
          <table:table-cell table:style-name="Table3.A2" office:value-type="string">
            <text:p text:style-name="P29">0.0018</text:p>
          </table:table-cell>
          <table:table-cell table:style-name="Table3.A2" office:value-type="string">
            <text:p text:style-name="P29">0.18</text:p>
          </table:table-cell>
          <table:table-cell table:style-name="Table3.D2" office:value-type="string">
            <text:p text:style-name="P29">180</text:p>
          </table:table-cell>
        </table:table-row>
      </table:table>
      <text:p text:style-name="P48"/>
      <text:p text:style-name="P49">Amazon Transcribe costs</text:p>
      <text:p text:style-name="P49">Estimate is that each user will upload 180 min of audio.</text:p>
      <text:p text:style-name="P49"/>
      <text:p text:style-name="P52"><text:span text:style-name="T14">Transcribe costs per month= (180*60*number of users)*</text:span>0.0004</text:p>
      <text:p text:style-name="P52"/>
      <table:table table:name="Table4" table:style-name="Table4">
        <table:table-column table:style-name="Table4.A" table:number-columns-repeated="4"/>
        <table:table-row>
          <table:table-cell table:style-name="Table4.A1" office:value-type="string">
            <text:p text:style-name="P17"/>
          </table:table-cell>
          <table:table-cell table:style-name="Table4.A1" office:value-type="string">
            <text:p text:style-name="P27">10 users</text:p>
          </table:table-cell>
          <table:table-cell table:style-name="Table4.A1" office:value-type="string">
            <text:p text:style-name="P27">1000 users</text:p>
          </table:table-cell>
          <table:table-cell table:style-name="Table4.D1" office:value-type="string">
            <text:p text:style-name="P27">1000000 users</text:p>
          </table:table-cell>
        </table:table-row>
        <table:table-row>
          <table:table-cell table:style-name="Table4.A2" office:value-type="string">
            <text:p text:style-name="P29">Transcribe cost per month</text:p>
          </table:table-cell>
          <table:table-cell table:style-name="Table4.A2" office:value-type="string">
            <text:p text:style-name="P31">43.2</text:p>
          </table:table-cell>
          <table:table-cell table:style-name="Table4.A2" office:value-type="string">
            <text:p text:style-name="P31">4320</text:p>
          </table:table-cell>
          <table:table-cell table:style-name="Table4.D2" office:value-type="string">
            <text:p text:style-name="P31">4320000</text:p>
          </table:table-cell>
        </table:table-row>
        <table:table-row>
          <table:table-cell table:style-name="Table4.A2" office:value-type="string">
            <text:p text:style-name="P29">Transcribe cost for 6 month</text:p>
          </table:table-cell>
          <table:table-cell table:style-name="Table4.A2" office:value-type="string">
            <text:p text:style-name="P31">259.2</text:p>
          </table:table-cell>
          <table:table-cell table:style-name="Table4.A2" office:value-type="string">
            <text:p text:style-name="P31">25920</text:p>
          </table:table-cell>
          <table:table-cell table:style-name="Table4.D2" office:value-type="string">
            <text:p text:style-name="P31">25920000</text:p>
          </table:table-cell>
        </table:table-row>
      </table:table>
      <text:p text:style-name="P54"/>
      <text:p text:style-name="P55">Amazon Translate costs</text:p>
      <text:p text:style-name="P55">Assume that 1 minute of speech contains roughly 130 words and average word length in english words is 4.5 letters, so in 180 minutes of speech we will have about 105300 letters. Amazon translate charges by character. </text:p>
      <text:p text:style-name="P55"/>
      <text:p text:style-name="P56"><text:span text:style-name="T18">Translate costs per month = 105300 *number of users * </text:span>0.000015</text:p>
      <text:p text:style-name="P56"/>
      <table:table table:name="Table5" table:style-name="Table5">
        <table:table-column table:style-name="Table5.A" table:number-columns-repeated="4"/>
        <text:soft-page-break/>
        <table:table-row>
          <table:table-cell table:style-name="Table5.A1" office:value-type="string">
            <text:p text:style-name="P18"/>
          </table:table-cell>
          <table:table-cell table:style-name="Table5.A1" office:value-type="string">
            <text:p text:style-name="P28">10 users</text:p>
          </table:table-cell>
          <table:table-cell table:style-name="Table5.A1" office:value-type="string">
            <text:p text:style-name="P28">1000 users</text:p>
          </table:table-cell>
          <table:table-cell table:style-name="Table5.D1" office:value-type="string">
            <text:p text:style-name="P28">1000000 users</text:p>
          </table:table-cell>
        </table:table-row>
        <table:table-row>
          <table:table-cell table:style-name="Table5.A2" office:value-type="string">
            <text:p text:style-name="P30">Tran<text:span text:style-name="T19">slate</text:span> cost per month</text:p>
          </table:table-cell>
          <table:table-cell table:style-name="Table5.A2" office:value-type="string">
            <text:p text:style-name="P32">15.795</text:p>
          </table:table-cell>
          <table:table-cell table:style-name="Table5.A2" office:value-type="string">
            <text:p text:style-name="P32">1579.5</text:p>
          </table:table-cell>
          <table:table-cell table:style-name="Table5.D2" office:value-type="string">
            <text:p text:style-name="P32">1579500</text:p>
          </table:table-cell>
        </table:table-row>
        <table:table-row>
          <table:table-cell table:style-name="Table5.A2" office:value-type="string">
            <text:p text:style-name="P30">Trans<text:span text:style-name="T19">late</text:span> cost for 6 month</text:p>
          </table:table-cell>
          <table:table-cell table:style-name="Table5.A2" office:value-type="string">
            <text:p text:style-name="P32">94.77</text:p>
          </table:table-cell>
          <table:table-cell table:style-name="Table5.A2" office:value-type="string">
            <text:p text:style-name="P32">9477</text:p>
          </table:table-cell>
          <table:table-cell table:style-name="Table5.D2" office:value-type="string">
            <text:p text:style-name="P32">9477000</text:p>
          </table:table-cell>
        </table:table-row>
      </table:table>
      <text:p text:style-name="P56"/>
      <text:p text:style-name="P57">Amazon API Gateway </text:p>
      <text:p text:style-name="P57"/>
      <text:p text:style-name="P57">request cost per month = 440 * number of users / 1000000</text:p>
      <text:p text:style-name="P5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5:04:31.511578058</meta:creation-date>
    <dc:date>2020-04-11T23:44:14.023665960</dc:date>
    <meta:editing-duration>PT56M42S</meta:editing-duration>
    <meta:editing-cycles>11</meta:editing-cycles>
    <meta:generator>LibreOffice/6.0.7.3$Linux_X86_64 LibreOffice_project/00m0$Build-3</meta:generator>
    <meta:document-statistic meta:table-count="5" meta:image-count="0" meta:object-count="0" meta:page-count="8" meta:paragraph-count="182" meta:word-count="2383" meta:character-count="14043" meta:non-whitespace-character-count="11764"/>
  </office:meta>
</office:document-meta>
</file>